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stus Okhaishie</meta:initial-creator>
    <dc:creator>Festus Okhaishie</dc:creator>
    <meta:creation-date>2023-02-22T23:37:00Z</meta:creation-date>
    <dc:date>2023-02-22T23:38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6" meta:row-count="1" meta:non-whitespace-character-count="6"/>
  </office:meta>
</office:document-meta>
</file>